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P1" style:family="paragraph" style:parent-style-name="Normal">
      <style:paragraph-properties fo:text-align="center"/>
    </style:style>
  </office:automatic-styles>
  <office:body>
    <office:text>
      <text:p text:style-name="P1">The Grind</text:p>
      <text:p text:style-name="Normal"/>
      <text:p text:style-name="Normal">Day 0</text:p>
      <text:p text:style-name="Normal">The notions of good and bad are relative to one's objective. If one wants to go on to live a happy life, then it cannot be doubted that staying alive is good. However, if for some reason, one's objective is to die, then staying alive is not good. With that in mind, the young man was torn in deciding whether he'd had a good day or not: he'd spent it doing nothing in particular, just letting his whims guide him and allowing the occasional gust of willpower to make him do whatever chores needed to be done. And it was fun. He'd enjoyed watching videos of people he'd come to love, because they were funny, they were cute, lovable, and a lot more. So much more. There was so much to them, so much to their stories, and he was perfectly happy to be part of them. Today, the young man had proclaimed something he'd never said before: “Life is good.” Life was good. He had nothing to worry about, and so he worried over nothing, except maybe for how to have fun next. </text:p>
      <text:p text:style-name="Normal">At the same time, however, that was not what he'd set out to do for today. The day before, he'd told himself that he would work, that he would put his willpower to use, and that he would write. He'd wanted to restrict himself a little more, as he's been very lacking in discipline as of late. And yet, he did none of that. There was something he wanted to achieve, something that resembled a dream, but lately he hadn't done much of anything at all towards that something. The young man wanted to write a book, but he deemed himself not good enough a writer to start putting pen to paper. As such, he'd set out to improve himself by writing stories, whatever they may be, so long as they inspired him.</text:p>
      <text:p text:style-name="Normal">His true objective, in life, was a little different. It could be found deep inside his heart: he wanted happiness, and he thought it might come with the book. So, if happiness was the goal, should he say that he'd had a good day or a bad day? Had he spent his day well, or not? </text:p>
      <text:p text:style-name="Normal">Despite what one may think, and despite what he himself thought, his heart told him that today was a good day. His brain didn't agree, the latter claimed that this has been going on for too many weeks and that they'd wasted so much time now, but he couldn't help but agree with his heart. This had been a good day. Maybe one he'll look back on fondly. </text:p>
      <text:p text:style-name="Normal">However, he also found that his brain was right, and that too much time had been lost. And so, leveraging the gradual wake up calls he'd been making to himself in the past few days, he'd decided that starting today, starting now, he would put in the work, he would write stories. This one day of happiness felt nice, but he knew deep within that it was ephemeral, fleeting, and it wasn't the most he could obtain. He wanted more. The young man did not want to compromise. He wanted everything life could give him. And he wouldn't take it, he would earn it. </text:p>
      <text:p text:style-name="Normal">And so, he knew that what began tomorrow was an uphill battle. Starting tomorrow, he would be going against the tides, tides he himself had created. He knew it would be an upstream climb, with his own muscles atrophied and his fat abundant from all the time in his comfort zone. But above all else, he intended for tomorrow to be a fight, and he wouldn't be backing down. </text:p>
      <text:p text:style-name="Normal"/>
      <text:p text:style-name="Normal">Day 1</text:p>
      <text:p text:style-name="Normal">As he sat down and looked back on it, and even when he was living in it, he knew that things weren't going as well as they could have. Yet, he was satisfied. He may not have won all battles, but a fight, he did put up, and from them, he obtained victories. As he was going through the day, he knew that he wasn't as sharp as he could have been, that his performance in chess was even disappointing: of course that was the case. He'd lacked sleep for the night and proper mental maintenance for some weeks. As a consequence, one question entered his mind: should he rest for the day or get to work anyway? The answer was obvious, and he got to work. Writing isn't always easy. In fact, for him, it was practically never easy. He was far from mastering the art of story-making, but this was where he was, and there was only one way forward. Today, he'd worked on a borrowed story, one that comes from a song. So, while the song itself did not have a full-fledged storyline, it was clearly telling a story, through words, through emotions, through the heart of the protagonist. <text:s text:c="1"/>This allowed him a lot of freedom for how to move forward, a perfect opportunity for learning: the general objective and a very rough outline was there, but the details were all left to him. He didn't finish the story in one go, but he liked what he wrote. In fact, there was a lot of editing, as he'd previously began on the story before realizing that he'd misunderstood the song. Regardless, he liked what he wrote, and he hoped that tomorrow too, he will like what he writes. But God only knows what the future holds.</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